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styles.xml"/>
  <manifest:file-entry manifest:media-type="text/xml" manifest:full-path="content.xml"/>
  <manifest:file-entry manifest:media-type="text/xml" manifest:full-path="meta.xml"/>
  <manifest:file-entry manifest:media-type="text/xml" manifest:full-path="setting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 Arial, sans-serif"/>
    <style:font-face style:name="Menlo" svg:font-family="Menlo, Monaco, Consolas, 'Courier New', monospace"/>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margin-left="0cm" fo:margin-right="0cm" fo:margin-top="0cm" fo:margin-bottom="0.265cm" fo:orphans="2" fo:widows="2" fo:text-indent="0cm" style:auto-text-indent="false"/>
    </style:style>
    <style:style style:name="P2" style:family="paragraph" style:parent-style-name="Text_20_body">
      <style:paragraph-properties fo:margin-left="0cm" fo:margin-right="0cm" fo:margin-top="0cm" fo:margin-bottom="0.265cm" fo:orphans="2" fo:widows="2" fo:text-indent="0cm" style:auto-text-indent="false"/>
      <style:text-properties fo:font-variant="normal" fo:text-transform="none" fo:color="#000000" style:font-name="Helvetica Neue" fo:font-size="10.5pt" fo:letter-spacing="normal" fo:font-style="normal" fo:font-weight="normal"/>
    </style:style>
    <style:style style:name="P3" style:family="paragraph" style:parent-style-name="Text_20_body">
      <style:paragraph-properties fo:margin-left="0cm" fo:margin-right="0cm" fo:margin-top="0cm" fo:margin-bottom="0.265cm" fo:line-height="142%" fo:orphans="2" fo:widows="2" fo:text-indent="0cm" style:auto-text-indent="false" fo:background-color="#f5f5f5" fo:padding="0.238cm" fo:border="0.002cm solid #cccccc">
        <style:background-image/>
      </style:paragraph-properties>
      <style:text-properties fo:font-variant="normal" fo:text-transform="none" fo:color="#000000" style:font-name="Helvetica Neue" fo:font-size="10.5pt" fo:letter-spacing="normal" fo:font-style="normal" fo:font-weight="normal"/>
    </style:style>
    <style:style style:name="T1" style:family="text">
      <style:text-properties fo:font-variant="normal" fo:text-transform="none" fo:color="#000000" style:font-name="Helvetica Neue" fo:font-size="10.5pt" fo:letter-spacing="normal" fo:font-style="normal" fo:font-weight="normal"/>
    </style:style>
    <style:style style:name="T2" style:family="text">
      <style:text-properties fo:font-variant="normal" fo:text-transform="none" fo:color="#3ba0f3" style:text-line-through-style="none" style:font-name="Helvetica Neue" fo:font-size="10.5pt" fo:letter-spacing="normal" fo:font-style="normal" style:text-underline-style="none" fo:font-weight="normal" style:text-blinking="false" fo:background-color="transpa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z5092212@tabla18:~/Desktop/cs3331$ dig www.cecs.anu.edu.au</text:p>
      <text:p text:style-name="P3"></text:p>
      <text:p text:style-name="P3">; &lt;&lt;&gt;&gt; DiG 9.7.3 &lt;&lt;&gt;&gt; www.cecs.anu.edu.au</text:p>
      <text:p text:style-name="P3">;; global options: +cmd</text:p>
      <text:p text:style-name="P3">;; Got answer:</text:p>
      <text:p text:style-name="P3">;; -&gt;&gt;HEADER&lt;&lt;- opcode: QUERY, status: NOERROR, id: 65041</text:p>
      <text:p text:style-name="P3">;; flags: qr rd ra; QUERY: 1, ANSWER: 2, AUTHORITY: 3, ADDITIONAL: 3</text:p>
      <text:p text:style-name="P3"></text:p>
      <text:p text:style-name="P3">;; QUESTION SECTION:</text:p>
      <text:p text:style-name="P3">;www.cecs.anu.edu.au.<text:tab/><text:tab/>IN<text:tab/>A</text:p>
      <text:p text:style-name="P3"></text:p>
      <text:p text:style-name="P3">;; ANSWER SECTION:</text:p>
      <text:p text:style-name="P3">www.cecs.anu.edu.au.<text:tab/>2218<text:tab/>IN<text:tab/>CNAME<text:tab/>rproxy.cecs.anu.edu.au.</text:p>
      <text:p text:style-name="P3">rproxy.cecs.anu.edu.au.<text:tab/>2218<text:tab/>IN<text:tab/>A<text:tab/>150.203.161.98</text:p>
      <text:p text:style-name="P3"></text:p>
      <text:p text:style-name="P3">;; AUTHORITY SECTION:</text:p>
      <text:p text:style-name="P3">anu.edu.au.<text:tab/><text:tab/>326<text:tab/>IN<text:tab/>NS<text:tab/>ns1.anu.edu.au.</text:p>
      <text:p text:style-name="P3">anu.edu.au.<text:tab/><text:tab/>326<text:tab/>IN<text:tab/>NS<text:tab/>ns.adelaide.edu.au.</text:p>
      <text:p text:style-name="P3">anu.edu.au.<text:tab/><text:tab/>326<text:tab/>IN<text:tab/>NS<text:tab/>una.anu.edu.au.</text:p>
      <text:p text:style-name="P3"></text:p>
      <text:p text:style-name="P3">;; ADDITIONAL SECTION:</text:p>
      <text:p text:style-name="P3">ns.adelaide.edu.au.<text:tab/>11807<text:tab/>IN<text:tab/>A<text:tab/>129.127.40.3</text:p>
      <text:p text:style-name="P3">ns1.anu.edu.au.<text:tab/><text:tab/>13856<text:tab/>IN<text:tab/>A<text:tab/>150.203.1.10</text:p>
      <text:p text:style-name="P3">una.anu.edu.au.<text:tab/><text:tab/>15356<text:tab/>IN<text:tab/>A<text:tab/>150.203.22.28</text:p>
      <text:p text:style-name="P3"></text:p>
      <text:p text:style-name="P3">;; Query time: 9 msec</text:p>
      <text:p text:style-name="P3">;; SERVER: 129.94.208.2#53(129.94.208.2)</text:p>
      <text:p text:style-name="P3">;; WHEN: Sun Aug 12 17:39:40 2018</text:p>
      <text:p text:style-name="P3">;; MSG SIZE <text:s/>rcvd: 184</text:p>
      <text:p text:style-name="P1"><text:soft-page-break/><text:span text:style-name="T1">Question 1. What is the IP address of </text:span><text:a xlink:type="simple" xlink:href="http://www.cse.unsw.edu.au/" text:style-name="Internet_20_link" text:visited-style-name="Visited_20_Internet_20_Link"><text:span text:style-name="T2">www.cecs.anu.edu.au </text:span></text:a><text:span text:style-name="T1">. What type of DNS query is sent to get this answer? </text:span></text:p>
      <text:p text:style-name="P1"><text:span text:style-name="T1">IP address: 150.203.161.98</text:span></text:p>
      <text:p text:style-name="P1"><text:span text:style-name="T1">dig </text:span><text:a xlink:type="simple" xlink:href="http://www.cse.unsw.edu.au/" text:style-name="Internet_20_link" text:visited-style-name="Visited_20_Internet_20_Link"><text:span text:style-name="T2">www.cecs.anu.edu.au </text:span></text:a></text:p>
      <text:p text:style-name="P1"><text:span text:style-name="T1">Type: A</text:span></text:p>
      <text:p text:style-name="P1"><text:span text:style-name="T1"/></text:p>
      <text:p text:style-name="P2">Question 2. What is the canonical name for the CECS ANU web server? What is its IP address? Suggest a reason for having an alias for this server.</text:p>
      <text:p text:style-name="P2">Canonical name: rproxy.cecs.anu.edu.au.</text:p>
      <text:p text:style-name="P2">IP address: 150.203.161.98</text:p>
      <text:p text:style-name="P2">Reason: It allows that different domain name direct to the same address. For example, <text:a xlink:type="simple" xlink:href="http://www.google.com/" text:style-name="Internet_20_link" text:visited-style-name="Visited_20_Internet_20_Link">www.google.com</text:a> and mail.google.com all goes to google.com .</text:p>
      <text:p text:style-name="P2"/>
      <text:p text:style-name="P2">Question 3. What can you make of the rest of the response (i.e. the details available in the Authority and Additional sections)?</text:p>
      <text:p text:style-name="P2">Authority section:</text:p>
      <text:p text:style-name="P2">The Authority sections provides the authoritative answers to my quires. In the above case, the below servers are responsible for this.</text:p>
      <text:p text:style-name="P3">anu.edu.au.<text:tab/><text:tab/>326<text:tab/>IN<text:tab/>NS<text:tab/>ns1.anu.edu.au.</text:p>
      <text:p text:style-name="P3">anu.edu.au.<text:tab/><text:tab/>326<text:tab/>IN<text:tab/>NS<text:tab/>ns.adelaide.edu.au.</text:p>
      <text:p text:style-name="P3">anu.edu.au.<text:tab/><text:tab/>326<text:tab/>IN<text:tab/>NS<text:tab/>una.anu.edu.au.</text:p>
      <text:p text:style-name="P2">Additional sections lists the same address as the Authority section as well.</text:p>
      <text:p text:style-name="P3">;; ADDITIONAL SECTION:</text:p>
      <text:p text:style-name="P3">ns.adelaide.edu.au.<text:tab/>11807<text:tab/>IN<text:tab/>A<text:tab/>129.127.40.3</text:p>
      <text:p text:style-name="P3">ns1.anu.edu.au.<text:tab/><text:tab/>13856<text:tab/>IN<text:tab/>A<text:tab/>150.203.1.10</text:p>
      <text:p text:style-name="P3">una.anu.edu.au.<text:tab/><text:tab/>15356<text:tab/>IN<text:tab/>A<text:tab/>150.203.22.28</text:p>
      <text:p text:style-name="P2"/>
      <text:p text:style-name="P2">Question 4. What is the IP address of the local nameserver for your machine?</text:p>
      <text:p text:style-name="P2"/>
      <text:p text:style-name="P3">129.94.208.2</text:p>
      <text:p text:style-name="P1"><text:span text:style-name="T1"/></text:p>
      <text:p text:style-name="P1"><text:span text:style-name="T1"/></text:p>
      <text:p text:style-name="P1"><text:span text:style-name="T1"/></text:p>
      <text:p text:style-name="P1"><text:soft-page-break/><text:span text:style-name="T1">Question 5. What are the DNS nameservers for the “cecs.anu.edu.au” domain (note: the domain name is cecs.anu.edu.au and not</text:span><text:a xlink:type="simple" xlink:href="http://www.cse.unsw.edu.au/" text:style-name="Internet_20_link" text:visited-style-name="Visited_20_Internet_20_Link"><text:span text:style-name="T2">www.cecs.anu.edu.au </text:span></text:a><text:span text:style-name="T1">)? Find out their IP addresses? What type of DNS query is sent to obtain this information?</text:span></text:p>
      <text:p text:style-name="P3">ns.adelaide.edu.au.<text:tab/>11807<text:tab/>IN<text:tab/>A<text:tab/>129.127.40.3</text:p>
      <text:p text:style-name="P3">ns1.anu.edu.au.<text:tab/><text:tab/>13856<text:tab/>IN<text:tab/>A<text:tab/>150.203.1.10</text:p>
      <text:p text:style-name="P3"><text:span text:style-name="T1">una.anu.edu.au.<text:tab/><text:tab/>15356<text:tab/>IN<text:tab/>A<text:tab/>150.203.22.28</text:span></text:p>
      <text:p text:style-name="P1"><text:span text:style-name="T1"/></text:p>
      <text:p text:style-name="P2">Question 6. What is the DNS name associated with the IP address 149.171.158.109? What type of DNS query is sent to obtain this information?</text:p>
      <text:p text:style-name="P2"><text:a xlink:type="simple" xlink:href="http://www.engineering.unsw.edu.au/" text:style-name="Internet_20_link" text:visited-style-name="Visited_20_Internet_20_Link">www.engineering.unsw.edu.au</text:a></text:p>
      <text:p text:style-name="P2">Type of DNS query: NS</text:p>
      <text:p text:style-name="P2"/>
      <text:p text:style-name="P2"/>
      <text:p text:style-name="P1"><text:span text:style-name="T1">Question 7. Run dig and query the CSE nameserver (129.94.242.33) for the mail servers for Yahoo! Mail (again the domain name is yahoo.com, not </text:span><text:a xlink:type="simple" xlink:href="http://www.yahoo.com/" text:style-name="Internet_20_link" text:visited-style-name="Visited_20_Internet_20_Link"><text:span text:style-name="T2">www.yahoo.com </text:span></text:a><text:span text:style-name="T1">). Did you get an authoritative answer? Why? (HINT: Just because a response contains information in the authoritative part of the DNS response message does not mean it came from an authoritative name server. You should examine the flags in the response to determine the answer)</text:span></text:p>
      <text:p text:style-name="P1"><text:span text:style-name="T1"/></text:p>
      <text:p text:style-name="P1"><text:span text:style-name="T1"/></text:p>
      <text:p text:style-name="P1"><text:span text:style-name="T1"/></text:p>
      <text:p text:style-name="P2">Question 8. Repeat the above (i.e. Question 7) but use one of the nameservers obtained in Question 5. What is the result? </text:p>
      <text:p text:style-name="P2"/>
      <text:p text:style-name="P2"/>
      <text:p text:style-name="P2">Question 9. Obtain the authoritative answer for the mail servers for Yahoo! mail. What type of DNS query is sent to obtain this information?</text:p>
      <text:p text:style-name="P2">Question 10. In this exercise you simulate the iterative DNS query process to find the IP address of your machine (e.g. lyre00.cse.unsw.edu.au). First, find the name server (query type NS) of the "." domain (root domain). Query this nameserver to find the authoritative name server for the "au." domain. Query this second server to find the authoritative nameserver for the "edu.au." domain. Now query this nameserver to find the authoritative nameserver for "unsw.edu.au". Next query the nameserver of unsw.edu.au to find the authoritative name server of cse.unsw.edu.au. Now query the nameserver of cse.unsw.edu.au to find the IP address of your host. How many DNS servers do you have to query to get the authoritative answer?</text:p>
      <text:p text:style-name="P2">Question 11. Can one physical machine have several names and/or IP addresses associated with i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 Arial, sans-serif"/>
    <style:font-face style:name="Menlo" svg:font-family="Menlo, Monaco, Consolas, 'Courier New', monospace"/>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 PL KaitiM GB"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 PL KaitiM GB"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8-12T17:38:59</meta:creation-date>
    <dc:date>2018-08-12T18:32:27</dc:date>
    <meta:editing-duration>PT53M30S</meta:editing-duration>
    <meta:editing-cycles>12</meta:editing-cycles>
    <meta:generator>OpenOffice/4.1.1$Linux OpenOffice.org_project/411m6$Build-9775</meta:generator>
    <meta:document-statistic meta:table-count="0" meta:image-count="0" meta:object-count="0" meta:page-count="3" meta:paragraph-count="62" meta:word-count="629" meta:character-count="4168"/>
  </office:meta>
</office:document-meta>
</file>